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tleships</text:p>
      <text:p text:style-name="P2"/>
      <text:p text:style-name="P2">Classes</text:p>
      <text:p text:style-name="P2"/>
      <text:p text:style-name="P3"><text:tab/><text:span text:style-name="T1">Ship </text:span></text:p>
      <text:p text:style-name="P3"><text:tab/><text:tab/>Attributes:</text:p>
      <text:p text:style-name="P3"><text:tab/><text:tab/>-name (Battleship, destroyer, cruiser or submarine)</text:p>
      <text:p text:style-name="P3"><text:tab/><text:tab/>-length (5, 4, 3, 2)</text:p>
      <text:p text:style-name="P3"><text:tab/><text:tab/>-state (undamaged, damaged, sunk)</text:p>
      <text:p text:style-name="P3"><text:tab/><text:tab/>-position(start,end)</text:p>
      <text:p text:style-name="P3"/>
      <text:p text:style-name="P3"><text:tab/><text:tab/>Methods:</text:p>
      <text:p text:style-name="P3"><text:tab/><text:tab/>-__init__(set name &amp; position(start,end))</text:p>
      <text:p text:style-name="P3"><text:tab/><text:tab/>-__str__(gives out name, position, damage report)</text:p>
      <text:p text:style-name="P3"><text:tab/><text:tab/>-validate_input(checks if „start“, „end“ are on a line and are valid)</text:p>
      <text:p text:style-name="P3"><text:tab/><text:tab/>-set_name(give a individual name to your Battleship)</text:p>
      <text:p text:style-name="P3"><text:tab/><text:tab/>-get_name()</text:p>
      <text:p text:style-name="P3"><text:tab/><text:tab/>-get_state()</text:p>
      <text:p text:style-name="P3"><text:tab/><text:tab/>-get_pos()</text:p>
      <text:p text:style-name="P3"><text:tab/></text:p>
      <text:p text:style-name="P3"><text:tab/><text:span text:style-name="T1">Fleet</text:span></text:p>
      <text:p text:style-name="P3"><text:tab/><text:tab/>Attributes:</text:p>
      <text:p text:style-name="P3"><text:tab/><text:tab/>-Battleship [1x]</text:p>
      <text:p text:style-name="P3"><text:tab/><text:tab/>-Destroyers [2x]</text:p>
      <text:p text:style-name="P3"><text:tab/><text:tab/>-Cruisers [3x]</text:p>
      <text:p text:style-name="P3"><text:tab/><text:tab/>-submarines [4x]</text:p>
      <text:p text:style-name="P3"/>
      <text:p text:style-name="P3"><text:tab/><text:tab/>Methods:</text:p>
      <text:p text:style-name="P3"><text:tab/><text:tab/>-__init__(creates all ships from biggest to smallest and validates their position)</text:p>
      <text:p text:style-name="P3"><text:tab/><text:tab/>-__str__(prints state of all ships)</text:p>
      <text:p text:style-name="P3"><text:tab/><text:tab/>-validate_position(not allowed to touch each other)</text:p>
      <text:p text:style-name="P3"><text:tab/><text:tab/>-change_position(shipname,new_position)</text:p>
      <text:p text:style-name="P3"><text:tab/><text:tab/>-create_fleet(creates all ships, list of Ship objects)</text:p>
      <text:p text:style-name="P3"><text:tab/><text:tab/></text:p>
      <text:p text:style-name="P3"><text:tab/><text:span text:style-name="T1">Player</text:span></text:p>
      <text:p text:style-name="P3"><text:tab/><text:tab/>Attributes:</text:p>
      <text:p text:style-name="P3"><text:tab/><text:tab/>-name</text:p>
      <text:p text:style-name="P3"><text:tab/><text:tab/>-Fleet <text:s/><text:tab/><text:tab/><text:tab/></text:p>
      <text:p text:style-name="P3"><text:tab/><text:tab/>-optional: Music theme</text:p>
      <text:p text:style-name="P3"/>
      <text:p text:style-name="P3"><text:tab/><text:tab/>Methods:</text:p>
      <text:p text:style-name="P3"><text:tab/><text:tab/>-__init__(creates names &amp; ships and asks for their position)</text:p>
      <text:p text:style-name="P3"><text:tab/><text:tab/>-get_name()</text:p>
      <text:p text:style-name="P3"><text:tab/><text:tab/>-fire_at(position)</text:p>
      <text:p text:style-name="P3"><text:tab/><text:tab/>-set_music('data.wav')</text:p>
      <text:p text:style-name="P3"/>
      <text:p text:style-name="P3"><text:tab/>Field</text:p>
      <text:p text:style-name="P3"><text:tab/><text:tab/>Attributes:</text:p>
      <text:p text:style-name="P3"><text:tab/><text:tab/>-width</text:p>
      <text:p text:style-name="P3"><text:tab/><text:tab/>-height</text:p>
      <text:p text:style-name="P3"/>
      <text:p text:style-name="P3"><text:tab/><text:tab/>Methods:</text:p>
      <text:p text:style-name="P3"><text:soft-page-break/><text:tab/><text:tab/>-__str__ (Field: ' ' empty, '~' hit water, 'X' hit ship, 'O' ship)</text:p>
      <text:p text:style-name="P3"><text:tab/><text:tab/>-clear_field()</text:p>
      <text:p text:style-name="P3"><text:tab/><text:tab/>-insert_ship(Ship)</text:p>
      <text:p text:style-name="P3"><text:tab/></text:p>
      <text:p text:style-name="P3"><text:tab/><text:span text:style-name="T1">Game</text:span></text:p>
      <text:p text:style-name="P3"><text:tab/><text:tab/>Attributes:</text:p>
      <text:p text:style-name="P3"><text:tab/><text:tab/>-player1 &amp; player2</text:p>
      <text:p text:style-name="P3"><text:tab/><text:tab/>-Field</text:p>
      <text:p text:style-name="P3"/>
      <text:p text:style-name="P3"><text:tab/><text:tab/>Methods:</text:p>
      <text:p text:style-name="P3"><text:tab/><text:tab/>-__init__(create Field)</text:p>
      <text:p text:style-name="P3"><text:tab/><text:tab/>-main(is the main menu, help command, start command, rule command)</text:p>
      <text:p text:style-name="P3"><text:tab/><text:tab/>-start(initialize two players)</text:p>
      <text:p text:style-name="P3"><text:tab/><text:tab/>-turn(Ask for permission to show next field via „Return“,prints Hit or Miss)</text:p>
      <text:p text:style-name="P3"><text:tab/><text:tab/>-get_commands(Damage_report,exit)</text:p>
      <text:p text:style-name="P2"/>
      <text:p text:style-name="P2">Soun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euer</meta:initial-creator>
    <meta:creation-date>2016-12-20T13:14:49.76</meta:creation-date>
    <dc:date>2016-12-21T00:32:22.54</dc:date>
    <dc:creator>Thomas Neuer</dc:creator>
    <meta:editing-duration>PT6H30M8S</meta:editing-duration>
    <meta:editing-cycles>35</meta:editing-cycles>
    <meta:generator>OpenOffice/4.1.2$Win32 OpenOffice.org_project/412m3$Build-9782</meta:generator>
    <meta:document-statistic meta:table-count="0" meta:image-count="0" meta:object-count="0" meta:page-count="2" meta:paragraph-count="60" meta:word-count="169" meta:character-count="1453"/>
  </office:meta>
</office:document-meta>
</file>